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23.<text:s/>Write the prolog program to implement family tree.</text:p>
      <text:p text:style-name="Normal"/>
      <text:p text:style-name="Normal">% --- Facts: gender and parent relationships ---</text:p>
      <text:p text:style-name="Normal"/>
      <text:p text:style-name="Normal">% Gender</text:p>
      <text:p text:style-name="Normal">male(john).</text:p>
      <text:p text:style-name="Normal">male(paul).</text:p>
      <text:p text:style-name="Normal">male(tom).</text:p>
      <text:p text:style-name="Normal">male(jim).</text:p>
      <text:p text:style-name="Normal">female(susan).</text:p>
      <text:p text:style-name="Normal">female(lisa).</text:p>
      <text:p text:style-name="Normal">female(mary).</text:p>
      <text:p text:style-name="Normal">female(anna).</text:p>
      <text:p text:style-name="Normal"/>
      <text:p text:style-name="Normal">% Parent relationships</text:p>
      <text:p text:style-name="Normal">parent(john, paul).</text:p>
      <text:p text:style-name="Normal">parent(john, lisa).</text:p>
      <text:p text:style-name="Normal">parent(susan, paul).</text:p>
      <text:p text:style-name="Normal">parent(susan, lisa).</text:p>
      <text:p text:style-name="Normal"/>
      <text:p text:style-name="Normal">parent(paul, tom).</text:p>
      <text:p text:style-name="Normal">parent(mary, tom).</text:p>
      <text:p text:style-name="Normal"/>
      <text:p text:style-name="Normal">parent(paul, anna).</text:p>
      <text:p text:style-name="Normal">parent(mary, anna).</text:p>
      <text:p text:style-name="Normal"/>
      <text:p text:style-name="Normal">% --- Rules ---</text:p>
      <text:p text:style-name="Normal"/>
      <text:p text:style-name="Normal">father(X, Y) :-</text:p>
      <text:p text:style-name="Normal"><text:s text:c="4"/>parent(X, Y),</text:p>
      <text:p text:style-name="Normal"><text:s text:c="4"/>male(X).</text:p>
      <text:p text:style-name="Normal"/>
      <text:p text:style-name="Normal">mother(X, Y) :-</text:p>
      <text:p text:style-name="Normal"><text:s text:c="4"/>parent(X, Y),</text:p>
      <text:p text:style-name="Normal"><text:s text:c="4"/>female(X).</text:p>
      <text:p text:style-name="Normal"/>
      <text:p text:style-name="Normal">sibling(X, Y) :-</text:p>
      <text:p text:style-name="Normal"><text:s text:c="4"/>parent(Z, X),</text:p>
      <text:p text:style-name="Normal"><text:s text:c="4"/>parent(Z, Y)</text:p>
      <text:p text:style-name="Normal"/>
      <text:p text:style-name="Normal"/>
      <text:p text:style-name="Normal"/>
      <text:p text:style-name="Normal">output:</text:p>
      <text:p text:style-name="P2">?- father(X, paul).</text:p>
      <text:p text:style-name="Normal"><text:span text:style-name="T3">X = joh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16:00Z</meta:creation-date>
    <dc:date>2025-07-08T16:16:00Z</dc:date>
    <meta:template xlink:href="Normal.dotm" xlink:type="simple"/>
    <meta:editing-cycles>1</meta:editing-cycles>
    <meta:editing-duration>PT0S</meta:editing-duration>
    <meta:document-statistic meta:page-count="2" meta:paragraph-count="1" meta:word-count="91" meta:character-count="612" meta:row-count="4" meta:non-whitespace-character-count="522"/>
  </office:meta>
</office:document-meta>
</file>